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4472C4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paragraph-properties fo:margin-left="0.4902in">
        <style:tab-stops/>
      </style:paragraph-properties>
    </style:style>
    <style:style style:name="P5" style:parent-style-name="Standard" style:family="paragraph">
      <style:paragraph-properties fo:margin-left="0.4902in">
        <style:tab-stops/>
      </style:paragraph-properties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 fo:margin-left="0.4895in">
        <style:tab-stops/>
      </style:paragraph-properties>
    </style:style>
    <style:style style:name="P9" style:parent-style-name="Standard" style:family="paragraph">
      <style:paragraph-properties fo:margin-left="0.4895in">
        <style:tab-stops/>
      </style:paragraph-properties>
    </style:style>
  </office:automatic-styles>
  <office:body>
    <office:text text:use-soft-page-breaks="true">
      <text:p text:style-name="P1">Bericht der Arbeiten am SWP Projekt Servermonitoring.</text:p>
      <text:p text:style-name="Standard"/>
      <text:p text:style-name="Standard"/>
      <text:p text:style-name="P2">Mittwoch<text:s/>15.04.</text:p>
      <text:p text:style-name="P3"><text:tab/></text:p>
      <text:p text:style-name="P4">Erstellung des SQL-Skripts. Das SQL-Skript erstellt nun auch die Datenbank und nicht nur die Tabellen. Dies wurde durch das hinzufügen eines CREATE Befehls<text:s/>ermöglicht. Des Weiteren wurde ein USE Befehl hinzugefügt, der beschreibt welche Datenbank benutzt werden sollte.</text:p>
      <text:p text:style-name="P5"/>
      <text:p text:style-name="Standard"/>
      <text:p text:style-name="P6">Donnerstag<text:s/>16.04.</text:p>
      <text:p text:style-name="P7"/>
      <text:p text:style-name="P8">Bearbeitung des SQL-Skripts. Der Name der Datenbank wurde auf server_monitoring abgeändert. Alle vorhandenen Charset wurden auf latin1 geändert. Alle vorhandenen Kollationen wurden auf<text:s/>latin1_swedish_ci<text:s/>abgeändert.<text:s/></text:p>
      <text:p text:style-name="P9">Um einen Fehler beim Importieren der Datenbank zu beheben wurde des weiteren vor jedem Create Befehl der jeweiligen Tabellen der Befehl<text:s/>USE `server_monitoring`;<text:s/>eingefügt.</text:p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Kopfzeile">19.03.2020<text:tab/>SWP<text:tab/>Brunauer Davi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Brunauer</dc:creator>
    <meta:creation-date>2009-04-16T11:32:00Z</meta:creation-date>
    <dc:date>2020-04-17T13:03:00Z</dc:date>
    <meta:template xlink:href="Normal.dotm" xlink:type="simple"/>
    <meta:editing-cycles>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3" meta:character-count="755" meta:row-count="5" meta:non-whitespace-character-count="653"/>
  </office:meta>
</office:document-meta>
</file>